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Name : <text:text-input text:description="">$odtRows.Name</text:text-input></text:p>
      <text:p text:style-name="Standard">Password : <text:text-input text:description="">$odtRows.Password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2-04T17:57:49.51</meta:creation-date>
    <dc:date>2023-04-11T13:19:54.94</dc:date>
    <meta:editing-duration>PT1H22M36S</meta:editing-duration>
    <meta:editing-cycles>22</meta:editing-cycles>
    <meta:generator>OpenOffice/4.1.13$Win32 OpenOffice.org_project/4113m1$Build-9810</meta:generator>
    <meta:document-statistic meta:table-count="0" meta:image-count="0" meta:object-count="0" meta:page-count="1" meta:paragraph-count="2" meta:word-count="10" meta:character-count="52"/>
  </office:meta>
</office:document-meta>
</file>